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7.75cm"/>
      <style:paragraph-properties style:writing-mode="lr-tb"/>
    </style:style>
    <style:style style:name="gr2" style:family="graphic" style:parent-style-name="objectwithoutfill">
      <style:graphic-properties draw:marker-end="Arrowheads_20_8" draw:marker-end-width="1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2.75cm" svg:x="4.75cm" svg:y="7.5cm">
          <draw:glue-point draw:id="4" svg:x="3.181cm" svg:y="5.181cm"/>
          <draw:glue-point draw:id="5" svg:x="-2.575cm" svg:y="5cm"/>
          <text:p text:style-name="P1">Audio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25cm" svg:height="2.75cm" svg:x="4.75cm" svg:y="13.25cm">
          <text:p text:style-name="P1">PlotWi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25cm" svg:height="2.75cm" svg:x="4.75cm" svg:y="19cm">
          <text:p text:style-name="P1">MainWindow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5cm" svg:y1="10.25cm" svg:x2="8.25cm" svg:y2="13.25cm">
          <text:p/>
        </draw:line>
        <draw:line draw:style-name="gr2" draw:text-style-name="P3" draw:layer="layout" svg:x1="10cm" svg:y1="13.25cm" svg:x2="10cm" svg:y2="10.25cm">
          <text:p/>
        </draw:line>
        <draw:line draw:style-name="gr2" draw:text-style-name="P3" draw:layer="layout" svg:x1="9cm" svg:y1="19cm" svg:x2="9cm" svg:y2="16cm">
          <text:p/>
        </draw:line>
        <draw:frame draw:style-name="gr3" draw:text-style-name="P4" draw:layer="layout" svg:width="4.25cm" svg:height="1cm" svg:x="4cm" svg:y="11cm">
          <draw:text-box>
            <text:p>bufferReady</text:p>
          </draw:text-box>
        </draw:frame>
        <draw:frame draw:style-name="gr4" draw:text-style-name="P4" draw:layer="layout" svg:width="7.75cm" svg:height="1.673cm" svg:x="11.25cm" svg:y="11cm">
          <draw:text-box>
            <text:p>startListening</text:p>
            <text:p>stopListening</text:p>
          </draw:text-box>
        </draw:frame>
        <draw:custom-shape draw:style-name="gr1" draw:text-style-name="P1" draw:layer="layout" svg:width="8.25cm" svg:height="2.75cm" svg:x="4.75cm" svg:y="1.75cm">
          <draw:glue-point draw:id="4" svg:x="3.181cm" svg:y="5.181cm"/>
          <draw:glue-point draw:id="5" svg:x="-2.575cm" svg:y="5cm"/>
          <text:p text:style-name="P1">AudioEngineWork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25cm" svg:height="1cm" svg:x="3.5cm" svg:y="5.25cm">
          <draw:text-box>
            <text:p>bufferReady</text:p>
          </draw:text-box>
        </draw:frame>
        <draw:line draw:style-name="gr2" draw:text-style-name="P2" draw:layer="layout" svg:x1="8cm" svg:y1="4.5cm" svg:x2="8cm" svg:y2="7.5cm">
          <text:p/>
        </draw:line>
        <draw:line draw:style-name="gr2" draw:text-style-name="P3" draw:layer="layout" svg:x1="9.75cm" svg:y1="7.5cm" svg:x2="9.75cm" svg:y2="4.5cm">
          <text:p/>
        </draw:line>
        <draw:frame draw:style-name="gr3" draw:text-style-name="P4" draw:layer="layout" svg:width="4.25cm" svg:height="1cm" svg:x="10.75cm" svg:y="5.25cm">
          <draw:text-box>
            <text:p>start</text:p>
          </draw:text-box>
        </draw:frame>
        <draw:frame draw:style-name="gr3" draw:text-style-name="P4" draw:layer="layout" svg:width="4.25cm" svg:height="1cm" svg:x="10.75cm" svg:y="6.25cm">
          <draw:text-box>
            <text:p>sto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50505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heads_20_4" draw:marker-end-width="1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7T15:55:35.797087609</meta:creation-date>
    <dc:date>2021-09-12T15:38:55.731010992</dc:date>
    <meta:editing-duration>PT56M46S</meta:editing-duration>
    <meta:editing-cycles>8</meta:editing-cycles>
    <meta:generator>LibreOffice/7.0.4.2$Linux_X86_64 LibreOffice_project/00$Build-2</meta:generator>
    <meta:document-statistic meta:object-count="14"/>
  </office:meta>
</office:document-meta>
</file>